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officeooo:paragraph-rsid="002b7e1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2b7e15" fo:background-color="#ffffff"/>
    </style:style>
    <style:style style:name="P9" style:family="paragraph" style:parent-style-name="Table_20_Contents">
      <style:text-properties officeooo:rsid="003c9d6c" officeooo:paragraph-rsid="002b7e15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2b7e15"/>
    </style:style>
    <style:style style:name="P11" style:family="paragraph" style:parent-style-name="Table_20_Contents">
      <style:paragraph-properties fo:text-align="center" style:justify-single-word="false"/>
      <style:text-properties officeooo:paragraph-rsid="002b7e15"/>
    </style:style>
    <style:style style:name="P12" style:family="paragraph" style:parent-style-name="Table_20_Contents">
      <style:text-properties officeooo:rsid="003c9d6c" officeooo:paragraph-rsid="002b7e15"/>
    </style:style>
    <style:style style:name="P13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b7e15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15" style:family="paragraph" style:parent-style-name="Table_20_Contents">
      <style:text-properties style:font-name="FreeMono" fo:font-size="9pt" officeooo:paragraph-rsid="002b7e15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officeooo:rsid="00362d9c" officeooo:paragraph-rsid="002b7e15"/>
    </style:style>
    <style:style style:name="P17" style:family="paragraph" style:parent-style-name="Table_20_Contents">
      <style:text-properties officeooo:paragraph-rsid="002b7e15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b7e15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b7e15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officeooo:paragraph-rsid="002b7e15"/>
    </style:style>
    <style:style style:name="P21" style:family="paragraph" style:parent-style-name="Normal">
      <style:paragraph-properties fo:text-align="center" style:justify-single-word="false" fo:break-before="page"/>
      <style:text-properties fo:font-size="12pt" officeooo:paragraph-rsid="002b7e15"/>
    </style:style>
    <style:style style:name="P2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b7e15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b7e15" style:font-size-asian="9pt" style:font-weight-asian="normal" style:font-size-complex="9pt" style:font-weight-complex="normal"/>
    </style:style>
    <style:style style:name="P24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b7e15"/>
    </style:style>
    <style:style style:name="P25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2b7e15"/>
    </style:style>
    <style:style style:name="P2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b7e15"/>
    </style:style>
    <style:style style:name="P27" style:family="paragraph" style:parent-style-name="Table_20_Contents">
      <style:paragraph-properties fo:text-align="start" style:justify-single-word="false"/>
      <style:text-properties officeooo:paragraph-rsid="002caffc"/>
    </style:style>
    <style:style style:name="P2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fo:color="#000000" officeooo:rsid="002ae5b6"/>
    </style:style>
    <style:style style:name="T12" style:family="text">
      <style:text-properties fo:color="#000000" officeooo:rsid="002b7e15"/>
    </style:style>
    <style:style style:name="T13" style:family="text">
      <style:text-properties officeooo:rsid="013d0498"/>
    </style:style>
    <style:style style:name="T14" style:family="text">
      <style:text-properties officeooo:rsid="00cd09cd"/>
    </style:style>
    <style:style style:name="T15" style:family="text">
      <style:text-properties officeooo:rsid="00a56f82"/>
    </style:style>
    <style:style style:name="T16" style:family="text">
      <style:text-properties officeooo:rsid="003c9d6c"/>
    </style:style>
    <style:style style:name="T17" style:family="text">
      <style:text-properties style:use-window-font-color="true" officeooo:rsid="003c9d6c"/>
    </style:style>
    <style:style style:name="T18" style:family="text">
      <style:text-properties style:use-window-font-color="true" officeooo:rsid="003c9d6c" fo:background-color="#ffffff" loext:char-shading-value="0"/>
    </style:style>
    <style:style style:name="T19" style:family="text">
      <style:text-properties officeooo:rsid="003c9d6c" fo:background-color="#ffffff" loext:char-shading-value="0"/>
    </style:style>
    <style:style style:name="T20" style:family="text">
      <style:text-properties officeooo:rsid="0042f57a" fo:background-color="#ffffff" loext:char-shading-value="0"/>
    </style:style>
    <style:style style:name="T21" style:family="text">
      <style:text-properties officeooo:rsid="0022f10e"/>
    </style:style>
    <style:style style:name="T22" style:family="text">
      <style:text-properties officeooo:rsid="0042f57a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42f57a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T28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6"><text:span text:style-name="T14">Declaração</text:span> <text:span text:style-name="T15">De Inscrição</text:span></text:p>
      <text:p text:style-name="P6"/>
      <text:p text:style-name="P24"><text:span text:style-name="T16">Para os devidos efeitos, declara-se que <text:s/></text:span><text:span text:style-name="T16"><text:text-input text:description="[#if person.female]">[#if person.female]</text:text-input></text:span><text:span text:style-name="T16">a aluna</text:span><text:span text:style-name="T16"><text:text-input text:description="[#elseif person.male]">[#elseif person.male]</text:text-input></text:span><text:span text:style-name="T16">o aluno</text:span><text:span text:style-name="T16"><text:text-input text:description="[/#if]">[/#if]</text:text-input></text:span><text:span text:style-name="T16"> </text:span><text:span text:style-name="T16"><text:text-input text:description="${person.name}">${person.name}</text:text-input></text:span><text:span text:style-name="T16">, n.º </text:span><text:span text:style-name="T16"><text:text-input text:description="${person.student.number}">${person.student.number}</text:text-input></text:span><text:span text:style-name="T16">, </text:span><text:span text:style-name="T16"><text:text-input text:description="[#if person.female]">[#if person.female]</text:text-input></text:span><text:span text:style-name="T16">nascida</text:span><text:span text:style-name="T16"><text:text-input text:description="[#elseif person.male]">[#elseif person.male]</text:text-input></text:span><text:span text:style-name="T16">nascido</text:span><text:span text:style-name="T16"><text:text-input text:description="[/#if]">[/#if]</text:text-input></text:span><text:span text:style-name="T16"> a </text:span><text:span text:style-name="T16"><text:text-input text:description="${lang.pt(dates.extendedDate(person.dateOfBirthYearMonthDay))}">${lang.pt(dates.extendedDate(person.dateOfBirthYearMonthDay))}</text:text-input></text:span><text:span text:style-name="T16">, </text:span><text:span text:style-name="T16"><text:text-input text:description="[#if person.female]">[#if person.female]</text:text-input></text:span><text:span text:style-name="T16">portadora</text:span><text:span text:style-name="T16"><text:text-input text:description="[#elseif person.male]">[#elseif person.male]</text:text-input></text:span><text:span text:style-name="T16">portador</text:span><text:span text:style-name="T16"><text:text-input text:description="[/#if]">[/#if]</text:text-input></text:span><text:span text:style-name="T16"> do</text:span><text:span text:style-name="T17"> </text:span><text:text-input text:description="${lang.pt(person.idDocumentType.localizedNameI18N)}">${lang.pt(person.idDocumentType.localizedNameI18N)}</text:text-input><text:span text:style-name="T18"> n.º </text:span><text:text-input text:description="${person.documentIdNumber}">${person.documentIdNumber}</text:text-input><text:span text:style-name="T16">, </text:span><text:span text:style-name="T16"><text:text-input text:description="[#if person.female]">[#if person.female]</text:text-input></text:span><text:span text:style-name="T16">filha</text:span><text:span text:style-name="T16"><text:text-input text:description="[#elseif person.male]">[#elseif person.male]</text:text-input></text:span><text:span text:style-name="T16">filho</text:span><text:span text:style-name="T16"><text:text-input text:description="[/#if]">[/#if]</text:text-input></text:span><text:span text:style-name="T16"> de </text:span><text:span text:style-name="T16"><text:text-input text:description="${person.nameOfFather}">${person.nameOfFather}</text:text-input></text:span><text:span text:style-name="T16"> e de </text:span><text:span text:style-name="T16"><text:text-input text:description="person.nameOfMother"/></text:span><text:span text:style-name="T16"><text:text-input text:description="${person.nameOfMother}">${person.nameOfMother}</text:text-input></text:span><text:span text:style-name="T16">, está </text:span><text:span text:style-name="T16"><text:text-input text:description="[#if person.female]">[#if person.female]</text:text-input></text:span><text:span text:style-name="T16">inscrita</text:span><text:span text:style-name="T16"><text:text-input text:description="[#elseif person.male]">[#elseif person.male]</text:text-input></text:span><text:span text:style-name="T16">inscrito</text:span><text:span text:style-name="T16"><text:text-input text:description="[/#if]">[/#if]</text:text-input></text:span><text:span text:style-name="T16"> no </text:span><text:text-input text:description="${curriculumInformation.curricularYear}">${curriculumInformation.curricularYear}</text:text-input><text:span text:style-name="T19">.º Ano, </text:span><text:span text:style-name="T16">no Curso de </text:span><text:span text:style-name="T16"><text:text-input text:description="${lang.pt(curricularPlanInformation.degreePresentationName)}">${lang.pt(curricularPlanInformation.degreePresentationName)}</text:text-input></text:span><text:span text:style-name="T19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9"/>
      <text:p text:style-name="P1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Unidade(s) Curricular(es)</text:p>
          </table:table-cell>
          <table:table-cell table:style-name="Table1.A1" office:value-type="string">
            <text:p text:style-name="P18">Semestre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2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1"><text:text-input text:description="${numbers.onePlace(enrolment.ectsCredits)}">${numbers.onePlace(enrolment.ectsCredits)}</text:text-input></text:p>
          </table:table-cell>
        </table:table-row>
      </table:table>
      <text:p text:style-name="P25"><text:span text:style-name="T25"><text:s text:c="2"/>Total UCs: </text:span><text:span text:style-name="T27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7"><text:text-input text:description="${numbers.onePlace(totalNormalECTS)}">${numbers.onePlace(totalNormalECTS)}</text:text-input></text:span></text:p>
      <text:p text:style-name="P12"/>
      <text:p text:style-name="P12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0"/>
      <text:p text:style-name="P10"><text:text-input text:description="[/#if]">[/#if]</text:text-input></text:p>
      <text:p text:style-name="P10"/>
      <text:p text:style-name="P27"><text:span text:style-name="T10">Faculdade de </text:span><text:span text:style-name="T12">Medicina Dentária</text:span><text:span text:style-name="T11"> </text:span><text:span text:style-name="T10">da Universidade de Lisboa</text:span><text:span text:style-name="T22">, </text:span><text:span text:style-name="T24">em </text:span><text:span text:style-name="T24"><text:text-input text:description="${lang.pt(dates.extendedDate(localizedDate.nowDate()))}">${lang.pt(dates.extendedDate(localizedDate.nowDate()))}</text:text-input></text:span><text:span text:style-name="T20">.</text:span></text:p>
      <text:p text:style-name="P7"/>
      <text:p text:style-name="P17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3">O presente documento só é válido com assinatura e carimbo da instituição!</text:p>
            <text:p text:style-name="P14"><text:text-input text:description="[#if hasPricetag]">[#if hasPricetag]</text:text-input></text:p>
            <text:p text:style-name="P23"><text:span text:style-name="T21">Emolumento: </text:span><text:text-input text:description="${money.total(serviceRequestPrice)}">${money.total(serviceRequestPrice)}</text:text-input></text:p>
            <text:p text:style-name="P14"><text:text-input text:description="[/#if]">[/#if]</text:text-input></text:p>
          </table:table-cell>
          <table:table-cell table:style-name="Table2.B1" office:value-type="string">
            <text:p text:style-name="P16">Núcleo de Planeamento e Gestão Académica,</text:p>
            <text:p text:style-name="P16">O(<text:span text:style-name="T2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1"/>
          </table:table-cell>
        </table:table-row>
      </table:table>
      <text:p text:style-name="P17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6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14"><text:text-input text:description="[#if hasPricetag]">[#if hasPricetag]</text:text-input></text:p>
            <text:p text:style-name="P23"><text:span text:style-name="T21">Emolumento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3.A2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9:48:08.717707570</dc:date>
    <meta:editing-duration>PT52M11S</meta:editing-duration>
    <meta:editing-cycles>24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49" meta:character-count="3612" meta:non-whitespace-character-count="3370"/>
  </office:meta>
</office:document-meta>
</file>